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30000001C507CDCA61E8781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stroke="solid" draw:stroke-dash="Dot" svg:stroke-width="0.053cm" svg:stroke-color="#2a6099" draw:marker-start-width="0.279cm" draw:marker-end="Arrowheads_20_3" draw:marker-end-width="0.379cm" svg:stroke-linecap="butt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2a6099" loext:opacity="100%" style:font-name="Ubuntu" fo:font-size="14pt" fo:font-weight="normal" style:font-size-asian="14pt" style:font-weight-asian="normal" style:font-size-complex="1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2a6099" loext:opacity="100%" style:font-name="Ubuntu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2a6099" loext:opacity="100%" style:font-name="Ubuntu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41cm" svg:height="0.986cm" svg:x="6.809cm" svg:y="13.5cm">
          <draw:image xlink:href="Pictures/10000001000000D30000001C507CDCA61E878123.png" xlink:type="simple" xlink:show="embed" xlink:actuate="onLoad" draw:mime-type="image/png">
            <text:p/>
          </draw:image>
        </draw:frame>
        <draw:connector draw:style-name="gr2" draw:text-style-name="P2" draw:layer="layout" draw:type="line" svg:x1="10.794cm" svg:y1="11.324cm" svg:x2="10.794cm" svg:y2="11.324cm" svg:d="M10794 11324z" svg:viewBox="0 0 1 1">
          <text:p/>
        </draw:connector>
        <draw:line draw:style-name="gr3" draw:text-style-name="P2" draw:layer="layout" svg:x1="13.5cm" svg:y1="13.75cm" svg:x2="12.25cm" svg:y2="12.5cm">
          <text:p/>
        </draw:line>
        <draw:frame draw:style-name="gr4" draw:text-style-name="P3" draw:layer="layout" svg:width="3.948cm" svg:height="0.963cm" svg:x="9cm" svg:y="11.787cm">
          <draw:text-box>
            <text:p><text:span text:style-name="T1">Filter by Date</text:span></text:p>
          </draw:text-box>
        </draw:frame>
        <draw:line draw:style-name="gr3" draw:text-style-name="P2" draw:layer="layout" svg:x1="7.5cm" svg:y1="13.75cm" svg:x2="7.5cm" svg:y2="12.5cm">
          <text:p/>
        </draw:line>
        <draw:frame draw:style-name="gr4" draw:text-style-name="P3" draw:layer="layout" svg:width="3.948cm" svg:height="0.963cm" svg:x="6.302cm" svg:y="11.787cm">
          <draw:text-box>
            <text:p><text:span text:style-name="T1">Reload</text:span></text:p>
          </draw:text-box>
        </draw:frame>
        <draw:line draw:style-name="gr3" draw:text-style-name="P2" draw:layer="layout" svg:x1="12.75cm" svg:y1="14.25cm" svg:x2="10.75cm" svg:y2="15.25cm">
          <text:p/>
        </draw:line>
        <draw:frame draw:style-name="gr5" draw:text-style-name="P4" draw:layer="layout" svg:width="3.722cm" svg:height="1.361cm" svg:x="7.25cm" svg:y="14.75cm">
          <draw:text-box>
            <text:p text:style-name="P1"><text:span text:style-name="T1">Filter by</text:span></text:p>
            <text:p text:style-name="P1"><text:span text:style-name="T1">Visible Region</text:span></text:p>
          </draw:text-box>
        </draw:frame>
        <draw:line draw:style-name="gr3" draw:text-style-name="P2" draw:layer="layout" svg:x1="14cm" svg:y1="14.25cm" svg:x2="14cm" svg:y2="15.5cm">
          <text:p/>
        </draw:line>
        <draw:frame draw:style-name="gr5" draw:text-style-name="P4" draw:layer="layout" svg:width="4.5cm" svg:height="1.361cm" svg:x="12cm" svg:y="15.389cm">
          <draw:text-box>
            <text:p text:style-name="P1"><text:span text:style-name="T1">Select Colormap/Rang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12T09:43:18.130933462</dc:date>
    <meta:editing-duration>PT4M43S</meta:editing-duration>
    <meta:editing-cycles>3</meta:editing-cycles>
    <meta:generator>LibreOffice/7.3.5.2$Linux_X86_64 LibreOffice_project/30$Build-2</meta:generator>
    <meta:document-statistic meta:object-count="10"/>
  </office:meta>
</office:document-meta>
</file>